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5907597340254086" text:style-name="L1">
        <text:list-item>
          <text:p text:style-name="P1">organisation cours</text:p>
          <text:list>
            <text:list-item>
              <text:p text:style-name="P1">généralités</text:p>
              <text:list>
                <text:list-item>
                  <text:p text:style-name="P1">pascal poncelet</text:p>
                </text:list-item>
                <text:list-item>
                  <text:p text:style-name="P1">BDD avancé</text:p>
                </text:list-item>
                <text:list-item>
                  <text:p text:style-name="P1">HLIN605</text:p>
                </text:list-item>
                <text:list-item>
                  <text:p text:style-name="P1">poncelet → CM (TD TP en partie)</text:p>
                </text:list-item>
              </text:list>
            </text:list-item>
            <text:list-item>
              <text:p text:style-name="P1">adresse lirmm poncelet HLIN605 on trouve tout</text:p>
              <text:list>
                <text:list-item>
                  <text:p text:style-name="P1">supports de cours après les cours seulement</text:p>
                </text:list-item>
                <text:list-item>
                  <text:p text:style-name="P1">modifications emploi du temps là dessus</text:p>
                </text:list-item>
                <text:list-item>
                  <text:p text:style-name="P1">renseignements en général</text:p>
                </text:list-item>
                <text:list-item>
                  <text:p text:style-name="P1">sujet projet</text:p>
                </text:list-item>
                <text:list-item>
                  <text:p text:style-name="P1">énnoncés TD TP</text:p>
                </text:list-item>
                <text:list-item>
                  <text:p text:style-name="P1">corrections TP</text:p>
                </text:list-item>
              </text:list>
            </text:list-item>
            <text:list-item>
              <text:p text:style-name="P1">enseignants</text:p>
              <text:list>
                <text:list-item>
                  <text:p text:style-name="P1">TD TP isabelle mougenot</text:p>
                </text:list-item>
                <text:list-item>
                  <text:p text:style-name="P1">boris albar doctorant et ATER (enseignant chercheur en gros)</text:p>
                </text:list-item>
              </text:list>
            </text:list-item>
            <text:list-item>
              <text:p text:style-name="P1">18h cours 18h TD 15h TP</text:p>
            </text:list-item>
            <text:list-item>
              <text:p text:style-name="P1">TP mercredi matin 8h 9h30</text:p>
            </text:list-item>
            <text:list-item>
              <text:p text:style-name="P1">TD 11h30 13h</text:p>
            </text:list-item>
            <text:list-item>
              <text:p text:style-name="P1">plan</text:p>
              <text:list>
                <text:list-item>
                  <text:p text:style-name="P1">modèle relationnel</text:p>
                </text:list-item>
                <text:list-item>
                  <text:p text:style-name="P1">langage algébrique</text:p>
                </text:list-item>
                <text:list-item>
                  <text:p text:style-name="P1">langage SQL</text:p>
                  <text:list>
                    <text:list-item>
                      <text:p text:style-name="P1">(LDD LMD LCD)</text:p>
                    </text:list-item>
                    <text:list-item>
                      <text:p text:style-name="P1">(langage – définition manipulation contrôle – données)</text:p>
                    </text:list-item>
                  </text:list>
                </text:list-item>
                <text:list-item>
                  <text:p text:style-name="P1">conception</text:p>
                  <text:list>
                    <text:list-item>
                      <text:p text:style-name="P1">conception descendante</text:p>
                    </text:list-item>
                    <text:list-item>
                      <text:p text:style-name="P1">conception ascendante</text:p>
                    </text:list-item>
                    <text:list-item>
                      <text:p text:style-name="P1">en général</text:p>
                      <text:list>
                        <text:list-item>
                          <text:p text:style-name="P1">modèle entité association</text:p>
                        </text:list-item>
                        <text:list-item>
                          <text:p text:style-name="P1">combinaisons attributs informations etc pour obtenir un schéma relationnel cohérent</text:p>
                        </text:list-item>
                      </text:list>
                    </text:list-item>
                  </text:list>
                </text:list-item>
                <text:list-item>
                  <text:p text:style-name="P1">prise en compte des contraintes</text:p>
                  <text:list>
                    <text:list-item>
                      <text:p text:style-name="P1">contraintes liées au modèle relationnel</text:p>
                    </text:list-item>
                    <text:list-item>
                      <text:p text:style-name="P1">contraintes applicatives</text:p>
                      <text:list>
                        <text:list-item>
                          <text:p text:style-name="P1">peut pas augmenter salaire de plus de 10%</text:p>
                        </text:list-item>
                      </text:list>
                    </text:list-item>
                  </text:list>
                </text:list-item>
                <text:list-item>
                  <text:p text:style-name="P1">PL/SQL</text:p>
                  <text:list>
                    <text:list-item>
                      <text:p text:style-name="P1">SQL couplé avec langage programmation</text:p>
                    </text:list-item>
                    <text:list-item>
                      <text:p text:style-name="P1">langage pour en gros manipuler chaque élément d'un ensemble a ce que j'ai compris</text:p>
                    </text:list-item>
                  </text:list>
                </text:list-item>
                <text:list-item>
                  <text:p text:style-name="P1">vues</text:p>
                  <text:list>
                    <text:list-item>
                      <text:p text:style-name="P1">données accessibles en fonction des utilisateurs</text:p>
                    </text:list-item>
                    <text:list-item>
                      <text:p text:style-name="P1">une vue par type d'utilisateurs qui montre que ce qu'il a besoin et le droit de voir</text:p>
                    </text:list-item>
                    <text:list-item>
                      <text:p text:style-name="P1">exemple : BDD employés université, droit voir nom employés mais pas salaire (seul comptabilité a le droit de voir salaire)</text:p>
                    </text:list-item>
                    <text:list-item>
                      <text:p text:style-name="P1">sensé y avoir qu'une seule BDD pour une donnée donnée, mais en vraie rarement respecté du coup plus cohérent</text:p>
                    </text:list-item>
                  </text:list>
                </text:list-item>
                <text:list-item>
                  <text:p text:style-name="P1">triggers</text:p>
                  <text:list>
                    <text:list-item>
                      <text:p text:style-name="P1">déclencheur</text:p>
                    </text:list-item>
                    <text:list-item>
                      <text:p text:style-name="P1"><text:soft-page-break/>opérations déclenchent en chaine un d'autres opérations</text:p>
                    </text:list-item>
                    <text:list-item>
                      <text:p text:style-name="P1">exemple : emprunter dans bibliothèque met à jour carte étudiant, BDD etc</text:p>
                    </text:list-item>
                  </text:list>
                </text:list-item>
              </text:list>
            </text:list-item>
            <text:list-item>
              <text:p text:style-name="P1">notation</text:p>
              <text:list>
                <text:list-item>
                  <text:p text:style-name="P1">TP noté</text:p>
                  <text:list>
                    <text:list-item>
                      <text:p text:style-name="P1">plusieurs scéances</text:p>
                    </text:list-item>
                    <text:list-item>
                      <text:p text:style-name="P1">encadré</text:p>
                    </text:list-item>
                    <text:list-item>
                      <text:p text:style-name="P1">pas à faire chez sois</text:p>
                    </text:list-item>
                    <text:list-item>
                      <text:p text:style-name="P1">pas très dure</text:p>
                    </text:list-item>
                  </text:list>
                </text:list-item>
                <text:list-item>
                  <text:p text:style-name="P1">TD noté</text:p>
                  <text:list>
                    <text:list-item>
                      <text:p text:style-name="P1">un TD classique au milieu des autres</text:p>
                    </text:list-item>
                  </text:list>
                </text:list-item>
                <text:list-item>
                  <text:p text:style-name="P1">examen final = 60%</text:p>
                </text:list-item>
                <text:list-item>
                  <text:p text:style-name="P1">poncelet pense qu'il y a la règle du max à ce que j'ai compris !!! (trop de bruit)</text:p>
                </text:list-item>
              </text:list>
            </text:list-item>
            <text:list-item>
              <text:p text:style-name="P1">mêmes infos dans BDD multiples dans vraie vie</text:p>
              <text:list>
                <text:list-item>
                  <text:p text:style-name="P1">→ pas de cohérence</text:p>
                </text:list-item>
                <text:list-item>
                  <text:p text:style-name="P1">on change à un endroit c'est pas changé à l'autre</text:p>
                </text:list-item>
                <text:list-item>
                  <text:p text:style-name="P1">mal fait car plein savent pas faire</text:p>
                </text:list-item>
              </text:list>
            </text:list-item>
          </text:list>
        </text:list-item>
        <text:list-item>
          <text:p text:style-name="P1">modèle relationnel partie 1</text:p>
          <text:list>
            <text:list-item>
              <text:p text:style-name="P1">avant modèle relationnel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7T17:11:19</meta:creation-date>
    <dc:date>2015-02-17T17:42:00</dc:date>
    <dc:creator>yjfjyf jjku</dc:creator>
    <meta:editing-duration>PT30M42S</meta:editing-duration>
    <meta:editing-cycles>31</meta:editing-cycles>
    <meta:generator>OpenOffice/4.1.1$Unix OpenOffice.org_project/411m6$Build-9775</meta:generator>
    <meta:document-statistic meta:table-count="0" meta:image-count="0" meta:object-count="0" meta:page-count="2" meta:paragraph-count="63" meta:word-count="378" meta:character-count="1976"/>
  </office:meta>
</office:document-meta>
</file>